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00%" fo:text-align="start" style:justify-single-word="false" fo:text-indent="0in" style:auto-text-indent="false" style:writing-mode="lr-tb"/>
      <style:text-properties style:font-name="Arial" fo:font-size="12pt" style:font-size-asian="12pt" style:font-size-complex="12pt"/>
    </style:style>
    <style:style style:name="P2" style:family="paragraph" style:parent-style-name="Standard" style:master-page-name="Standard">
      <style:paragraph-properties fo:margin-left="0in" fo:margin-right="0in" fo:margin-top="0in" fo:margin-bottom="0.139in" loext:contextual-spacing="false" fo:line-height="100%" fo:text-align="start" style:justify-single-word="false" fo:text-indent="0in" style:auto-text-indent="false" style:page-number="auto" style:writing-mode="lr-tb"/>
      <style:text-properties style:font-name="Arial" fo:font-size="12pt" style:font-size-asian="12pt" style:font-size-complex="12pt"/>
    </style:style>
    <style:style style:name="P3" style:family="paragraph" style:parent-style-name="No_20_Spacing">
      <style:paragraph-properties fo:margin-top="0in" fo:margin-bottom="0.139in" loext:contextual-spacing="false"/>
      <style:text-properties style:font-name="Arial" fo:font-size="12pt" style:font-size-asian="12pt" style:font-size-complex="12pt"/>
    </style:style>
    <style:style style:name="P4" style:family="paragraph" style:parent-style-name="No_20_Spacing" style:list-style-name="WWNum1">
      <style:paragraph-properties fo:margin-top="0in" fo:margin-bottom="0.139in" loext:contextual-spacing="false"/>
      <style:text-properties style:font-name="Arial" fo:font-size="12pt" style:font-size-asian="12pt" style:font-size-complex="12pt"/>
    </style:style>
    <style:style style:name="P5" style:family="paragraph" style:parent-style-name="No_20_Spacing">
      <style:paragraph-properties fo:margin-top="0in" fo:margin-bottom="0.139in" loext:contextual-spacing="false"/>
      <style:text-properties style:font-name="Arial" fo:font-size="12pt" officeooo:rsid="0009b5df" officeooo:paragraph-rsid="0009b5df" style:font-size-asian="12pt" style:font-size-complex="12pt"/>
    </style:style>
    <style:style style:name="P6" style:family="paragraph" style:parent-style-name="No_20_Spacing">
      <style:paragraph-properties fo:margin-top="0in" fo:margin-bottom="0.139in" loext:contextual-spacing="false"/>
      <style:text-properties style:font-name="Arial" fo:font-size="12pt" officeooo:rsid="000a687d" officeooo:paragraph-rsid="000a687d" style:font-size-asian="12pt" style:font-size-complex="12pt"/>
    </style:style>
    <style:style style:name="P7" style:family="paragraph" style:parent-style-name="No_20_Spacing">
      <style:paragraph-properties fo:margin-left="0in" fo:margin-right="0in" fo:margin-top="0in" fo:margin-bottom="0.139in" loext:contextual-spacing="false" fo:line-height="100%" fo:text-align="start" style:justify-single-word="false" fo:text-indent="0in" style:auto-text-indent="false" style:writing-mode="lr-tb"/>
      <style:text-properties style:font-name="Arial" fo:font-size="12pt" style:font-size-asian="12pt" style:font-size-complex="12pt"/>
    </style:style>
    <style:style style:name="T1" style:family="text">
      <style:text-properties fo:language="nb" fo:country="NO"/>
    </style:style>
    <style:style style:name="T2" style:family="text">
      <style:text-properties fo:language="nb" fo:country="NO" fo:font-weight="bold" style:font-weight-asian="bold" style:font-weight-complex="bold"/>
    </style:style>
    <style:style style:name="T3" style:family="text">
      <style:text-properties fo:language="nb" fo:country="NO" fo:font-weight="normal" style:font-weight-asian="normal" style:font-weight-complex="normal"/>
    </style:style>
    <style:style style:name="T4" style:family="text">
      <style:text-properties fo:language="nb" fo:country="NO" fo:font-weight="normal" officeooo:rsid="0009b5df" style:font-weight-asian="normal" style:font-weight-complex="normal"/>
    </style:style>
    <style:style style:name="T5" style:family="text">
      <style:text-properties fo:language="nb" fo:country="NO" fo:font-weight="normal" officeooo:rsid="000ba994" style:font-weight-asian="normal" style:font-weight-complex="normal"/>
    </style:style>
    <style:style style:name="T6" style:family="text">
      <style:text-properties style:font-name="Calibri" fo:font-size="11pt" style:font-name-asian="Calibri1" style:font-size-asian="11pt" style:font-name-complex="Calibri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9.03.2016</text:span></text:p>
      <text:p text:style-name="P1"><text:span text:style-name="T3">Dagens undervisningsøkt måtte foregå i "kantina", da det var en muntlig prøve i klasserommet som var satt av til bruk for ProgPed. I tillegg var det så at noen måtte sitte flere sammen, da det var 15 PC-er fordelt på 25 elever. </text:span></text:p>
      <text:p text:style-name="P1"><text:span text:style-name="T3">Dagen i dag gikk med til introduksjon av basiske ting i Processing. Dette var det Anders Heggestøyl som tok seg av. </text:span></text:p>
      <text:p text:style-name="P1"><text:span text:style-name="T3">Han begynte med det enkleste man kan begynne med, nemlig å lage et helt tomt program som ikke gjør noen verdens ting, bortsett fra å vise et tomt vindu.</text:span></text:p>
      <text:p text:style-name="P1"><text:span text:style-name="T3">Deretter ble det skrevet kode for å endre størrelsen på vinduet, noe alle klarte uten nevneverdige problemer. Enkelte elever satt også og lekte seg med ulike størrelser. "Hva skjer om jeg setter en bredde som er større enn skjermen?"</text:span></text:p>
      <text:p text:style-name="P1"><text:span text:style-name="T3">Så ble koordinatsystemet introdusert. Det som i alle fall jeg hadde trodd kunne bli forvirrende for elevene, er det faktum at origo er oppe til venstre (og at positiv Y-akse går nedover) og ikke nede til venstre, som man vanligvis lærer når man lærer å regne med et koordinatsystem.</text:span></text:p>
      <text:p text:style-name="P1"><text:span text:style-name="T3">Deretter ble systemet for farger introdusert. Processing bruker både det gamle RGB-systemet (0-255 for rødt, 0-255 for blått og 0-255 for grønt), samtidig som at det også har støtte for bruk av heksadesimale tall (#FF0000 for rødt, #00FF00 for grønt og #0000FF for blått). Da kom vi også borti parametere, egenskaper som må være angitt for at en funksjon skal kunne kjøres - noe de aller fleste virket ut til å takle ganske greit.</text:span><text:line-break/><text:span text:style-name="T3">Elevene virket også ut til å forstå konseptet med dette RGB-baserte systemet.</text:span></text:p>
      <text:p text:style-name="P1"><text:span text:style-name="T3">Så kom vi til et punkt der det ble demonstrert at rekkefølgen ulike kommandoer står i, spiller en rolle når programmet kjøres. Dette ble demonstrert da det ble forsøkt å endre størrelse og farge på tekst som allerede var skrevet. Elevene virket ut til å forstå "viktigheten" av at ting kommer i korrekt rekkefølge for, at ting skal fungere slik som det skal.</text:span></text:p>
      <text:p text:style-name="P1"><text:span text:style-name="T3">En ting som enkelte så ut til å ha problemer med, foruten størrelsen på teksten i Processing-programmet, var det at man må ha semikolon, som fungerer som et slags punktum, på slutten av hver linje.</text:span></text:p>
      <text:p text:style-name="P1"><text:span text:style-name="T3">Etter at vi hadde gjennomgått koordinatsystemet, begynte vi å se på rektangler og kvadrater – som tar 4 parametere: X- og Y-posisjon for øverste venstre hjørne, samt høyde og lengde. Der var det 1-2 stk. som hadde problemer med å forstå at man må oppgi både lengde og høyde. "Det burde da bare holde å angi rect(30,30,300)?"</text:span></text:p>
      <text:p text:style-name="P3"><text:span text:style-name="T1">Da det var gjort, demonstrerte Anders for elevene hvordan man kan skrive og drive på med utregniner, noe som jo er ganske vestentlig innen programmering. Han demonstrerte først ved å sette opp et enkelt stykke addisjon (3+3) som programmet skrev ut verdien til (tilsvarende println(3+3);). Deretter ble det vist eksempler med divisjon og multiplikasjon.</text:span></text:p>
      <text:p text:style-name="P3"><text:soft-page-break/><text:span text:style-name="T1">Dette ledet til det neste vesentlige fundamentet i programmering: variabler. I denne gjennomgangen holdt vi oss til bruk av primitime datatyper, nærmere bestemt flyttall (float), 32-biters desimaltall. For å sette variabelbegrepet i perspektiv, sammenlignet han variabler med algebra og regning med den ukjente x, som jo er samme prinsipp. </text:span></text:p>
      <text:p text:style-name="P3"><text:span text:style-name="T1">Til slutt i timen ble funksjonen translate(X,Y) tatt opp. Dette er en funksjon som kort fortalt flytter origo N plasser bortover X-aksen og N plasser bortover Y-aksen, dette for at man lettere skal kunne lage ting som rektangler og ellipser. Også dette så elevene ut til å skjønne uten problemer.</text:span></text:p>
      <text:p text:style-name="P3"><text:span text:style-name="T1">Min konklusjon etter introdlksjonstimen er at elevene skjønte så å si alt det vi sa, noen prøvde også å eksperimentere med ting for seg selv. Det blir spennende å se hvor mye de faktisk forstår når vi på fredag begynner med oppgavesettet til Børre.</text:span></text:p>
      <text:p text:style-name="P3"><text:span text:style-name="T2">11.03.2016</text:span></text:p>
      <text:p text:style-name="P3"><text:span text:style-name="T1">Første avsnitt hører nok ikke hjemme i noe som har med oppgaven å gjøre, men velger å ta det med som del av mine tanker og notater.</text:span></text:p>
      <text:p text:style-name="P3"><text:span text:style-name="T1">Dagen i dag begynte for min del på en "morsom" måte med å først glemme å spørre etter oppgavesettet elevene på Strupe skulle ha, før jeg dro fra høgskolen. Deretter, da jeg dro tilbake for å hente oppgavesettet, fikk jeg bare ett eksemplar (som fikk meg til å tro at elevene på Strupe alt hadde fått et), før jeg da dro tilbake til Strupe. Vel framme der, så fikk jeg beskjed om at det skulle være en hel bunke med oppgaver, så måtte da ta en ny tur til resepsjonen på HiØ. Der fikk jeg vite at de oppfattet Kaufmann slik at hver student skulle komme og hente sitt eget oppgavesett, så jeg måtte da forklare hvorfor jeg skulle ta med alle. Da jeg hadde gjort det, unnskyldte de seg med at de ikke hadde forstått hva Kaufmann hadde ment.</text:span></text:p>
      <text:p text:style-name="P3"><text:span text:style-name="T1">Vel fremme på Strupe skole, og etter å ha delt ut dette etterlengtede oppgavesettet, viste det seg at passordet ved noen av PC-ene var utløpt, og at elevene ikke hadde rettigheter til å endre dette passordet. Dette problemet løste Tobias og Anders H. i løpet av lunsjpausen. </text:span><text:span text:style-name="T2">Erfaringene vi gjorde etter denne hendelsen kan være lurt å ha med i bacheloroppgaven, mtp. hva som kan gjøres for å unngå dette i fremtiden.</text:span></text:p>
      <text:p text:style-name="P3"><text:span text:style-name="T3">Nok om det og over til de notatene jeg har angående oppgavesettet. Må først si at jeg er overrasktet over at så mange kom så langt som de gjorde, dette hadde jeg ikke trodd på forhånd. Hele klassen ble ferdig med oppgave 4, mens de aller raskeste hadde begynt på oppgave 7. </text:span></text:p>
      <text:p text:style-name="P3"><text:span text:style-name="T3">Elevene husket det at rekkefølgen koden kommer i, er viktig. For eksempel (som for forrige gang) at koden for å endre størrelse og farge må komme foran koden for tekst eller figur.</text:span><text:line-break/><text:span text:style-name="T3">Da Anders H. repeterte flytting av origo, husket de ikke nødvendigvis i starten navnet på funksjonen (translate(float x, float y);), men da den først ble nevnt, virket de ut til å huske at X flytter origo N plasser på x-aksen, og Y flytter origo N plasser på Y-aksen. Anders hadde en oppvarmingsoppgave som gikk ut på å tegne det nederlandske flagget, med fargene rødt (øverst), hvitt (i midten) og blått (nederst). <text:s/>Også der var det </text:span><text:soft-page-break/><text:span text:style-name="T3">smått variabelt hvem som husket hva første parameter (rødt), andre parameter (grønt) og tredje parameter (blått) var.</text:span></text:p>
      <text:p text:style-name="P3"><text:span text:style-name="T3">Etter lunsj (11-11:40-ish) begynte eleven på den første oppgaven som gikk på å leke seg med et par ferdige rektangeler. Enkelte var nå litt forvirra over at programmet nå plutselig brukte cm istedenfor piksler når de lagde/endret på koden. Dessuten var det også noen (som beygnte på oppgave 2) som heller ikke forsto hvor de skulle skrive koden. Skal den inn i minKode (eller hva det enn heter), eller skal det stå nedenfor kråkeparantes slutt ( } )? Skal det stå over eller under lagA4(String navn)? Noen brukte nok hardkoding da de holdt på med kvadratene, mens jeg så at andre lekte seg og forsøkte på variabler, flytte origo og leke/prøve seg med fargekoder.</text:span><text:line-break/><text:span text:style-name="T3">Det skal sies at det gikk mye bedre da de kom seg inn i tankegangen i programmene (alle svar skulle jo plasseres i en fane som heter "mittsvar").</text:span></text:p>
      <text:p text:style-name="P7"><text:span text:style-name="T3">Siden det ikke var nok datamaskiner til alle, også etter at feilen var fikset, var det mange som jobbet i grupper på 2 personer. Var det usikkerhet, så virket det ut til at det var en del samarbeid ute og gikk, både innad i gruppa (så lengde de drev på med det de skulle), og mellom gruppene, spesielt om det var ting noen lurte på. Da del to av dagen var over, var alle ferdige med oppgave 2.</text:span></text:p>
      <text:p text:style-name="P7"><text:span text:style-name="T3">Del tre av dagen begynte med at Anders H. gjennomgikk to måter å løse Italia-oppgaven på (oppgave 2). Denne oppgaven kan løes på en enkel (forståelsesmessig) måte, samt en måte som er smartere, men vanskeligere å fatte.</text:span><text:line-break/><text:span text:style-name="T3">Den enkle måten (som er den jeg har brukt i mange av mine svar på Børres oppgaver, samt mange av mine egene oppgaver) gikk på det å hardkode verdiene inn i svaret:</text:span></text:p>
      <text:p text:style-name="P7"><text:span text:style-name="T3">fill(0,146,70);</text:span><text:line-break/><text:span text:style-name="T3">rect(0,0,2,4);</text:span><text:line-break/><text:span text:style-name="T3">fill(242,242,242);</text:span><text:line-break/><text:span text:style-name="T3">translate(2,0);</text:span><text:line-break/><text:span text:style-name="T3">rect(0,0,2,4);</text:span><text:line-break/><text:span text:style-name="T3">fill(206,43,55);</text:span><text:line-break/><text:span text:style-name="T3">translate(2,0);</text:span><text:line-break/><text:span text:style-name="T3">rect(0,0,2,4);</text:span></text:p>
      <text:p text:style-name="P7"><text:span text:style-name="T3">Den smarte måten (som ikke jeg tentke på), lyder slik:</text:span><text:line-break/><text:span text:style-name="T3">float h = 4, b = h * 1.5, delbredde = b/3;</text:span><text:line-break/><text:span text:style-name="T3">fill(0,146,70);</text:span><text:line-break/><text:span text:style-name="T3">rect(0,0,delbredde, h);</text:span><text:line-break/><text:span text:style-name="T3">fill(242,242,242);</text:span><text:line-break/><text:span text:style-name="T3">rect(delbredde,0,delbredde,h);</text:span><text:line-break/><text:span text:style-name="T3">fill(206,43,55);</text:span><text:line-break/><text:span text:style-name="T3">rect(delbredde*2,0,delbredde,h);</text:span></text:p>
      <text:p text:style-name="P3"><text:span text:style-name="T3">Den tredje oppgaven bød på utfordringer for enkelte som ikke helt så for seg hvordan en utbrettet terning så ut, og enda mindre hvordan man skal få programmet til å tegne denne terninga, men etter en kort forklaring på hvordan en utbrettet terning ser ut, og et tips om at det kan være lurt (for enkelthetens skyld) å bruke translate, virket det ut til å </text:span><text:soft-page-break/><text:span text:style-name="T3">gå greit. 1-2 stk lurte i forbindelse med denne oppgaven på hvordan man gikk bakover på X-aksen, med hjelp av denne translate-funksjonen. </text:span><text:line-break/><text:span text:style-name="T3">Det skal også nevnes at det mot slutten av del 3 ikke var så mange som så ut til å jobbe med oppgavene.</text:span></text:p>
      <text:p text:style-name="P3"><text:span text:style-name="T3">Oppgave 4 var også en oppgave som bød på problemer for noen. Dette er en oppgave hvor man har et gitt volum og man skal finne ut hvor lange sider denne terningen har (såkalt formelsnu), før man skriver denne ut (det skal sies at printeren ikke fungerte som den skulle...), for hvordan regner man ut sidekanter når man har et volum?</text:span><text:line-break/><text:span text:style-name="T3">For å svare på oppgaven, så er det jo seks sidekanter, ergo så må man dele volumet på 6 og ta kvadratroten av denne. Svaret man da får, er det svaret man skal angi i lengden og høyden i kvadraet. Det virket likevel ut til at de aller, aller fleste fikk til denne oppgaven.</text:span></text:p>
      <text:p text:style-name="P3"><text:span text:style-name="T3">Oppgave 5 var en oppgave som mange klarte, om enn med litt hjelp til å regne ut bredden, også dette ved hjelp av formelsnu. Men rent bortsett fra usikkerheten rundt akkurat det, virket det ut til å gå veldig greit å løse denne oppgaven.</text:span></text:p>
      <text:p text:style-name="P3"/>
      <text:p text:style-name="P3"/>
      <text:p text:style-name="P3"><text:span text:style-name="T2">15.03.2016</text:span></text:p>
      <text:p text:style-name="P3"><text:span text:style-name="T3">Ettersom at noen av oppagvene i oppgavesettet dreide seg om trekanter, valgte Anders å ta en kort intro på to måter man kan tegne en trekant på:</text:span></text:p>
      <text:list xml:id="list5656367121225237840" text:style-name="WWNum1">
        <text:list-item>
          <text:p text:style-name="P4"><text:span text:style-name="T3">Med line(), translate() og rotate():</text:span><text:line-break/><text:span text:style-name="T3">line(0,0,lengde,0);</text:span><text:line-break/><text:span text:style-name="T3">translate(lengde,0); // flytter origo til lengden av streken</text:span><text:line-break/><text:span text:style-name="T3">rotate(radians(grader)); // roterer origo et gitt antall grader, for eksempel 120 grader</text:span><text:line-break/><text:span text:style-name="T3">line(0,0,lengde,0);</text:span><text:line-break/><text:span text:style-name="T3">translate(lengde, 0);</text:span><text:line-break/><text:span text:style-name="T3">rotate(radians(grader));</text:span><text:line-break/><text:span text:style-name="T3">line(0,0,lengde, 0);</text:span><text:line-break/><text:span text:style-name="T3">Hvis man har skalert programmet slik at en piksel blir ca en cm, har man, ved å bruke denne metoden, en fordel ved at man kan plotte inn lengden som oppgis i oppgaven, rett inn i programmet. Dette kan gjøres ved hjelp av variable, for å lettere beholde skalerbarheten i programmet.</text:span></text:p>
        </text:list-item>
        <text:list-item>
          <text:p text:style-name="P4"><text:span text:style-name="T3">Med triangle(float x1, float y1, float x2, float y2, float x3, float y3)</text:span><text:line-break/><text:span text:style-name="T3">Fordelen med å bruke triangle er at man bare trenger å forholde seg til én funksjon som bare trengs å brukes én gang. Funksjonen er slik at det tegnes en linje fra x1 og y1 til x2 og y2, fra x2 og y2 til x3 og y3, samt en tredje linje fra x1 og y1 til x3 og y3. Ulempen med denne måten, mtp. enktelte oppgaver som sier at trekanten skal være likesidet eller likebeint, er at man ikke har noen måte å måle lengden på streken, da man må operere med koordinater istedenfor lengde.</text:span></text:p>
        </text:list-item>
      </text:list>
      <text:p text:style-name="P3"><text:soft-page-break/><text:span text:style-name="T3">Det skal også sies at foreleser slet litt med å få eget eksempel til å fungere som det skulle. Problemet var at rotasjonen skjedde for tidlig (ref. rekkefølgen av kode/kommandoer som nevnt i tidligere dager i notatene).</text:span></text:p>
      <text:p text:style-name="P3"><text:span text:style-name="T3">Etter det ble det delt ut et alternativt oppgavesett for dem som syntes progresjonen med det opprinnelige oppgavesettet var for stort og for dem som ville ha en ekstra utfordring. Konseptet til disse alternative oppgavene var kompatibelt med det som var brukt i Børres oppgaver, med unntak av den siste, som var en frivillig oppgave som gikk ut på å fullføre et program som tegner en tredimensjonal kube. Til tross for at denne oppgaven trengte noen filer som ikke var med i oppgavesettet (de andre oppgavene kunne bruke Børres oppsett), var det én gruppe som var villige til å prøve seg på den.</text:span></text:p>
      <text:p text:style-name="P3"><text:span text:style-name="T3">Ettersom at elevene nå hadde to oppgavesett å velge mellom, var det noen (de fleste) som valgte å fortsette på det gamle settet, mens noen andre valgte å begynne på det nye.</text:span></text:p>
      <text:p text:style-name="P3"><text:span text:style-name="T3">Når det gjelder resultatbiten for dagen i dag, har jeg merket meg følgende:</text:span></text:p>
      <text:p text:style-name="P3"><text:span text:style-name="T3">Av de som valgte å fortsette med det gamle oppgavesettet, var det noen som slet en del med formelsnuoppgaven for esken (oppgave 5 - "Eske 1"). Problematikken her var å finne ut av hvordan man regner for å finne bredden til en utbrettet eske.</text:span><text:line-break/><text:span text:style-name="T3">Andre som valgte å fortsette med oppgavesettet, slet også med oppgave 6 - "Sylinder", der man har gitt et volum og hvor man skal bestemme lengde og diameter, for så å "tegne" sylinderen. Her var problemet å finne ut hva høyden på sylinderen er når diameteren er så stor.</text:span><text:line-break/><text:span text:style-name="T3">Et annet problem som en student hadde, var i oppgave 7. Der var forvirringa rettet rundt det med funksjoner. Hva er en fu</text:span><text:span text:style-name="T4">n</text:span><text:span text:style-name="T3">ksjon? Hva i all verden betyr "void"? Hvorfor bør denne oppgaven løses i en egen funksjon og ikke på samme måte som de andre oppgavene?<text:line-break/></text:span><text:span text:style-name="T5">Samme elev rakk å komme seg til oppgave 9, men måtte der stoppe fordi oppgaven bruker trigonometri, noe som ikke er inkludert i pensum for ungdomskolen. Så dersom man av den grunn ser bort fra oppgave 9 og 10, var det minst én elev som rakk å bli ferdig med hele oppgavesettet til Børre.</text:span><text:span text:style-name="T3"><text:line-break/></text:span><text:span text:style-name="T4">En av de som valgte å prøve seg på det frivillige oppgavesettet, ville til og med prøve seg på den siste, frivillige ekstraoppgaven som går ut på å tegne en «terning» i tre dimensjoner. Hvordan det gikk, er uvisst, men han ville nå se om han klarte å få det til, om ikke annet.</text:span></text:p>
      <text:p text:style-name="P5"><text:span text:style-name="T3">Ellers virket det ut til at elevene klarte seg godt også i dag. </text:span></text:p>
      <text:p text:style-name="P6"><text:span text:style-name="T3">Én ting som det er viktig å merke seg, er at det ikke ble benyttet printer under uttestingen, ganske enkelt fordi man måtte ha en minnepenn eller noe for å få tilgang til skriveren. Den var med andre ord ikke installert på PC-ene som elevene brukte, og ble dermed ikke brukt for å kunne skrive ut og sette sammen figurene slik de skulle i tre dimensjo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宋体" style:font-size-asian="11pt" style:language-asian="zh" style:country-asian="CN" style:font-name-complex="Arial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宋体" style:font-size-asian="11pt" style:language-asian="zh" style:country-asian="CN"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3T22:41:00</meta:creation-date>
    <dc:date>2016-03-15T15:34:18.983584363</dc:date>
    <dc:creator>Anders Bolt-Evensen</dc:creator>
    <meta:generator>LibreOffice/5.0.5.2$FreeBSD_X86_64 LibreOffice_project/00m0$Build-2</meta:generator>
    <meta:editing-duration>PT13M25S</meta:editing-duration>
    <meta:editing-cycles>3</meta:editing-cycles>
    <meta:document-statistic meta:table-count="0" meta:image-count="0" meta:object-count="0" meta:page-count="5" meta:paragraph-count="39" meta:word-count="2362" meta:character-count="13431" meta:non-whitespace-character-count="1110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